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54cm"/>
    </style:style>
    <style:style style:name="co2" style:family="table-column">
      <style:table-column-properties fo:break-before="auto" style:column-width="7.855cm"/>
    </style:style>
    <style:style style:name="co3" style:family="table-column">
      <style:table-column-properties fo:break-before="auto" style:column-width="14.813cm"/>
    </style:style>
    <style:style style:name="co4" style:family="table-column">
      <style:table-column-properties fo:break-before="auto" style:column-width="2.662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4.911cm"/>
    </style:style>
    <style:style style:name="co12" style:family="table-column">
      <style:table-column-properties fo:break-before="auto" style:column-width="5.826cm"/>
    </style:style>
    <style:style style:name="co13" style:family="table-column">
      <style:table-column-properties fo:break-before="auto" style:column-width="5.706cm"/>
    </style:style>
    <style:style style:name="co14" style:family="table-column">
      <style:table-column-properties fo:break-before="auto" style:column-width="6.401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4.2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5.71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ext-properties style:font-name="Courier New" fo:font-weight="normal" style:font-weight-asian="normal" style:font-weight-complex="normal"/>
    </style:style>
    <style:style style:name="ce2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style:font-name="Courier New" fo:font-weight="normal" style:font-weight-asian="normal" style:font-weight-complex="normal"/>
    </style:style>
    <style:style style:name="ce1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8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19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urier New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2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Courier New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Courier New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underline-style="solid" style:text-underline-width="auto" style:text-underline-color="font-color"/>
    </style:style>
    <style:style style:name="T29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 New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Courier New" fo:font-weight="bold" style:font-weight-asian="bold" style:font-weight-complex="bold"/>
    </style:style>
    <style:style style:name="T3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name="Courier New" fo:font-weight="bold" style:font-weight-asian="bold" style:font-weight-complex="bold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normal" style:font-weight-asian="normal" style:font-weight-complex="normal"/>
    </style:style>
    <style:style style:name="T37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style:font-name="Liberation Sans" fo:font-weight="normal" style:font-weight-asian="normal" style:font-weight-complex="normal" fo:font-style="italic" style:font-style-asian="italic" style:font-style-complex="italic"/>
    </style:style>
    <style:style style:name="T38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style:font-name="Liberation Sans" fo:font-weight="normal" style:font-weight-asian="normal" style:font-weight-complex="normal" fo:font-style="normal" style:font-style-asian="normal" style:font-style-complex="normal"/>
    </style:style>
    <style:style style:name="T3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xplanations of 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Explanations to fill the fields of the input file to simulate plants with Rscript ‘<text:span text:style-name="T32">simul_data.R</text:span>’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12"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3" table:number-rows-spanned="1">
            <text:p>General description of the program and the expected input file</text:p>
          </table:table-cell>
          <table:covered-table-cell table:style-name="Default"/>
          <table:covered-table-cell/>
          <table:table-cell/>
        </table:table-row>
        <table:table-row table:style-name="ro4">
          <table:table-cell table:style-name="ce14" office:value-type="string" calcext:value-type="string">
            <text:p>The program ‘simul_data.R’ generates pairs of simulated phyllotaxis sequences representing a <text:span text:style-name="T2">reference sequence</text:span> and a <text:span text:style-name="T2">test sequence</text:span></text:p>
            <text:p><text:span text:style-name="T33">Divergences between ref &amp; test come either from segmentation errors, permutations or noise on values</text:span></text:p>
            <text:p><text:span text:style-name="T33">Different situations can be simulated: divergences from initial sequences or comparison of two parallel measurements (e.g. manual/computer) </text:span></text:p>
            <text:p/>
            <text:p>In this input file, the user specifies the characteristics of the reference sequence and the scenario and parameters that modify it into the test sequence.</text:p>
            <text:p>Each row corresponds to a plant and will be used to generate the pair of reference and test sequence</text:p>
            <text:p/>
            <text:p>In output, the program will generate <text:span text:style-name="T2">4 tables</text:span> (.csv format) and (optionnaly) <text:span text:style-name="T2">1 plot file</text:span> (.pdf):</text:p>
            <text:p>- <text:span text:style-name="T34">reference_sequences.csv </text:span>: table with the <text:span text:style-name="T5">values</text:span> of angles and internodes of the reference sequence</text:p>
            <text:p><text:span text:style-name="T33">- </text:span><text:span text:style-name="T35">test_sequences.csv </text:span><text:span text:style-name="T36">: table with the </text:span><text:span text:style-name="T37">values</text:span><text:span text:style-name="T38"> of angles and internodes of the test sequence</text:span></text:p>
            <text:p><text:span text:style-name="T33">- </text:span><text:span text:style-name="T35">align_intervals.csv</text:span><text:span text:style-name="T36"> : table aligning each intervals of the reference and test sequences for all plants, with indications of the nature of the match/mismatch</text:span></text:p>
            <text:p><text:span text:style-name="T33">- </text:span><text:span text:style-name="T35">align_organs.csv</text:span><text:span text:style-name="T36"> : table aligning each intervals of the reference and test sequences for all plants, with indications of the nature of the match/mismatch</text:span></text:p>
            <text:p><text:span text:style-name="T33">- </text:span><text:span text:style-name="T35">Rplots.pdf </text:span><text:span text:style-name="T36">: (optional) plots of the alignment of the test sequence against the reference sequence</text:span></text:p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3" table:number-rows-spanned="1">
            <text:p>Basic command line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15" office:value-type="string" calcext:value-type="string">
            <text:p>Rscript simul_data.R --file this_input_file.csv –plots –verbose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2"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3" table:number-rows-spanned="1">
            <text:p>Description of the fields in the input file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12"/>
          <table:table-cell table:style-name="Default"/>
          <table:table-cell table:number-columns-repeated="2"/>
        </table:table-row>
        <table:table-row table:style-name="ro2"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PlantID</text:p>
          </table:table-cell>
          <table:table-cell office:value-type="string" calcext:value-type="string">
            <text:p>[character string] ; cannot be empty</text:p>
          </table:table-cell>
          <table:table-cell office:value-type="string" calcext:value-type="string">
            <text:p>an arbitrary ID to keep track of plant data throughout analysis</text:p>
          </table:table-cell>
          <table:table-cell office:value-type="string" calcext:value-type="string">
            <text:p>MyPlant</text:p>
          </table:table-cell>
        </table:table-row>
        <table:table-row table:style-name="ro5">
          <table:table-cell office:value-type="string" calcext:value-type="string">
            <text:p>N_interval</text:p>
          </table:table-cell>
          <table:table-cell office:value-type="string" calcext:value-type="string">
            <text:p>[integer] ; cannot be empty</text:p>
          </table:table-cell>
          <table:table-cell office:value-type="string" calcext:value-type="string">
            <text:p>the number of <text:span text:style-name="T2">intervals</text:span> in the reference sequence</text:p>
            <text:p><text:span text:style-name="T14">Note</text:span>: number of organs = number of intervals + 1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string" calcext:value-type="string">
            <text:p>organ_gain</text:p>
          </table:table-cell>
          <table:table-cell office:value-type="string" calcext:value-type="string">
            <text:p>[integer separated by comma]</text:p>
            <text:p>or [random + integer ]</text:p>
          </table:table-cell>
          <table:table-cell table:style-name="ce18" office:value-type="string" calcext:value-type="string">
            <text:p>Convention = index(es) of the (unmodified) REFERENCE organ(s) that will be just AFTER the new insertion. Indexes are separated with commas</text:p>
            <text:p>Range = [1, N_interval <text:span text:style-name="T2">+ 2</text:span>]</text:p>
            <text:p>OR : to generate random organ insertion, enter « random » + nber of organs to add</text:p>
          </table:table-cell>
          <table:table-cell table:style-name="ce19" office:value-type="string" calcext:value-type="string">
            <text:p>4,16,20</text:p>
          </table:table-cell>
        </table:table-row>
        <table:table-row table:style-name="ro7">
          <table:table-cell office:value-type="string" calcext:value-type="string">
            <text:p>organ_loss</text:p>
          </table:table-cell>
          <table:table-cell office:value-type="string" calcext:value-type="string">
            <text:p>[integer separated by comma]</text:p>
            <text:p>or [random + integer ]</text:p>
          </table:table-cell>
          <table:table-cell table:style-name="ce18" office:value-type="string" calcext:value-type="string">
            <text:p><text:span text:style-name="T33">indexes of the REFERENCE organ(s) to remove. Indexes are separated with commas.</text:span></text:p>
            <text:p><text:span text:style-name="T33">Range = [1, N_interval </text:span><text:span text:style-name="T39">+ 1</text:span><text:span text:style-name="T40">]</text:span></text:p>
            <text:p><text:span text:style-name="T33">OR : to generate random organ insertion, enter « random » + nber of organs to add</text:span></text:p>
          </table:table-cell>
          <table:table-cell table:style-name="ce19" office:value-type="string" calcext:value-type="string">
            <text:p>2,9,18</text:p>
          </table:table-cell>
        </table:table-row>
        <table:table-row table:style-name="ro2">
          <table:table-cell office:value-type="string" calcext:value-type="string">
            <text:p>measure</text:p>
          </table:table-cell>
          <table:table-cell office:value-type="string" calcext:value-type="string">
            <text:p>[TRUE ; FALSE]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asure1_angl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(if measure = TRUE) : in degree, noise (sd with gaussian distrib. of zero mean) affecting angle values of a first measurement method that will be considered as a trustful reference (e.g. manual measurements)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easure1_internod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<text:span text:style-name="T33">(if measure = TRUE) : in mm, noise (sd with gaussian distrib. of zero mean) affecting internode values of a first measurement method that will be considered as a trustful reference</text:span> (e.g. manual measurements)</text:p>
          </table:table-cell>
          <table:table-cell table:style-name="ce19" office:value-type="string" calcext:value-type="string">
            <text:p>0.5</text:p>
          </table:table-cell>
        </table:table-row>
        <table:table-row table:style-name="ro7">
          <table:table-cell office:value-type="string" calcext:value-type="string">
            <text:p>measure2_angl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(if measure = TRUE) : in degree, noise (sd with gaussian distrib. of zero mean) affecting angle values of a second measurement method that is meant to be compared to the reference measure1 (e.g. automated measurements)</text:p>
          </table:table-cell>
          <table:table-cell office:value-type="float" office:value="60" calcext:value-type="float">
            <text:p>60</text:p>
          </table:table-cell>
        </table:table-row>
        <table:table-row table:style-name="ro7">
          <table:table-cell office:value-type="string" calcext:value-type="string">
            <text:p>measure2_internode_sd</text:p>
          </table:table-cell>
          <table:table-cell office:value-type="string" calcext:value-type="string">
            <text:p>[numeric], cannot be empty if measure =TRUE</text:p>
          </table:table-cell>
          <table:table-cell table:style-name="ce18" office:value-type="string" calcext:value-type="string">
            <text:p><text:span text:style-name="T33">(if measure = TRUE) : in mm, noise (sd with gaussian distrib. of zero mean) affecting internode values of a second measurement method that is meant to be compared to the reference measure1</text:span> (e.g. automated measurements)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noise_level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(not taken into account if measure = TRUE)</text:p>
            <text:p><text:span text:style-name="T33">Range = [0, +inf]</text:span></text:p>
          </table:table-cell>
          <table:table-cell/>
        </table:table-row>
        <table:table-row table:style-name="ro2">
          <table:table-cell office:value-type="string" calcext:value-type="string">
            <text:p>permutation_length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maximum length (in mm) of an internode whose organ pair is susceptible to be permuted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rmutation_likelihood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probability to make a permutation when it's possible (ie when the length is small enough)</text:p>
            <text:p>Range = [0-1]</text:p>
          </table:table-cell>
          <table:table-cell table:style-name="ce19"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free field</text:p>
          </table:table-cell>
          <table:table-cell office:value-type="string" calcext:value-type="string">
            <text:p>free field for user personal use, will not be parsed by downstream program</text:p>
          </table:table-cell>
          <table:table-cell office:value-type="string" calcext:value-type="string">
            <text:p>testing free-ends</text:p>
          </table:table-cell>
        </table:table-row>
      </table:table>
      <table:table table:name="exampl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0" table:default-cell-style-name="Default"/>
        <table:table-row table:style-name="ro2">
          <table:table-cell table:style-name="ce20" office:value-type="string" calcext:value-type="string">
            <text:p>PlantID</text:p>
          </table:table-cell>
          <table:table-cell table:style-name="ce20" office:value-type="string" calcext:value-type="string">
            <text:p>N_interval</text:p>
          </table:table-cell>
          <table:table-cell table:style-name="ce20" office:value-type="string" calcext:value-type="string">
            <text:p>organ_gain</text:p>
          </table:table-cell>
          <table:table-cell table:style-name="ce20" office:value-type="string" calcext:value-type="string">
            <text:p>organ_loss</text:p>
          </table:table-cell>
          <table:table-cell table:style-name="ce20" office:value-type="string" calcext:value-type="string">
            <text:p>measure</text:p>
          </table:table-cell>
          <table:table-cell table:style-name="ce20" office:value-type="string" calcext:value-type="string">
            <text:p>measure1_angle_sd</text:p>
          </table:table-cell>
          <table:table-cell table:style-name="ce20" office:value-type="string" calcext:value-type="string">
            <text:p>measure1_internode_sd</text:p>
          </table:table-cell>
          <table:table-cell table:style-name="ce20" office:value-type="string" calcext:value-type="string">
            <text:p>measure2_angle_sd</text:p>
          </table:table-cell>
          <table:table-cell table:style-name="ce20" office:value-type="string" calcext:value-type="string">
            <text:p>measure2_internode_sd</text:p>
          </table:table-cell>
          <table:table-cell table:style-name="ce20" office:value-type="string" calcext:value-type="string">
            <text:p>noise_level</text:p>
          </table:table-cell>
          <table:table-cell table:style-name="ce20" office:value-type="string" calcext:value-type="string">
            <text:p>permutation_length</text:p>
          </table:table-cell>
          <table:table-cell table:style-name="ce20" office:value-type="string" calcext:value-type="string">
            <text:p>permutation_likelihood</text:p>
          </table:table-cell>
          <table:table-cell table:style-name="ce20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Plant#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,3,8</text:p>
          </table:table-cell>
          <table:table-cell office:value-type="string" calcext:value-type="string">
            <text:p>21,22,23,24</text:p>
          </table:table-cell>
          <table:table-cell office:value-type="string" calcext:value-type="string">
            <text:p>TRUE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seg_error=TRUE / measure= TRUE / noise=FALSE, permutation=TRUE</text:p>
          </table:table-cell>
        </table:table-row>
        <table:table-row table:style-name="ro2">
          <table:table-cell office:value-type="string" calcext:value-type="string">
            <text:p>Plant#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ndom,2</text:p>
          </table:table-cell>
          <table:table-cell office:value-type="string" calcext:value-type="string">
            <text:p>random,3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0.25</text:p>
          </table:table-cell>
          <table:table-cell table:number-columns-repeated="2"/>
          <table:table-cell office:value-type="string" calcext:value-type="string">
            <text:p>test seg_error=TRUE <text:s/>+ random / measure= FALSE / noise=TRUE, permutation=FALSE/empty</text:p>
          </table:table-cell>
        </table:table-row>
        <table:table-row table:style-name="ro2">
          <table:table-cell office:value-type="string" calcext:value-type="string">
            <text:p>Plant#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ndom,2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0.25</text:p>
          </table:table-cell>
          <table:table-cell table:number-columns-repeated="2"/>
          <table:table-cell office:value-type="string" calcext:value-type="string">
            <text:p><text:span text:style-name="T33">test seg_error=TRUE (one random, one fixed) / measure= FALSE / noise=TRUE</text:span>, permutation=FALSE/empty</text:p>
          </table:table-cell>
        </table:table-row>
        <table:table-row table:style-name="ro2">
          <table:table-cell office:value-type="string" calcext:value-type="string">
            <text:p>Plant#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1,1,21,21,21</text:p>
          </table:table-cell>
          <table:table-cell office:value-type="string" calcext:value-type="string">
            <text:p>10,11,12,13</text:p>
          </table:table-cell>
          <table:table-cell office:value-type="string" calcext:value-type="string">
            <text:p>FALS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test seg_error=TRUE (one random, one fixed) / measure= FALSE / noise=FALSE, permutation=TRUE</text:p>
          </table:table-cell>
        </table:table-row>
        <table:table-row table:style-name="ro2">
          <table:table-cell office:value-type="string" calcext:value-type="string">
            <text:p>Plant#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0.1</text:p>
          </table:table-cell>
          <table:table-cell table:number-columns-repeated="2"/>
          <table:table-cell office:value-type="string" calcext:value-type="string">
            <text:p>test no segmentation error, only noise (test seg_error=FALSE / measure= FALSE / noise=TRUE, permutation=FAL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7:21:12.147662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05-05T23:02:45.985001454</dc:date>
    <meta:editing-duration>PT11H29M26S</meta:editing-duration>
    <meta:editing-cycles>96</meta:editing-cycles>
    <meta:document-statistic meta:table-count="2" meta:cell-count="111" meta:object-count="0"/>
  </office:meta>
</office:document-meta>
</file>